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20a0f3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33248c" officeooo:paragraph-rsid="0033248c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3248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Franklin Gothic Medium" fo:font-size="12pt" fo:letter-spacing="normal" fo:language="es" fo:country="ES" fo:font-style="normal" fo:font-weight="normal" officeooo:rsid="002cd84d" officeooo:paragraph-rsid="0033248c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5810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2cd84d" officeooo:paragraph-rsid="0033248c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9.60000038146973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2cd84d" officeooo:paragraph-rsid="0033248c" style:font-size-asian="9.60000038146973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3248c" style:font-size-asian="12pt" style:font-size-complex="12pt" loext:padding="0cm" loext:border="non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 loext:padding="0cm" loext:border="none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normal" officeooo:rsid="002cd84d" officeooo:paragraph-rsid="0033248c" style:font-size-asian="12pt" style:font-size-complex="12pt" loext:padding="0cm" loext:border="none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5e4c3a" officeooo:paragraph-rsid="0036d2bd" style:font-size-asian="12pt" style:font-weight-asian="bold" style:font-size-complex="12pt" style:font-weight-complex="bold" loext:padding="0cm" loext:border="none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language="es" fo:country="ES" fo:font-style="normal" fo:font-weight="bold" officeooo:rsid="002cd84d" officeooo:paragraph-rsid="0033248c" style:font-size-asian="12pt" style:font-weight-asian="bold" style:font-size-complex="12pt" style:font-weight-complex="bold" loext:padding="0cm" loext:border="none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 loext:padding="0cm" loext:border="none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6d2bd" style:font-size-asian="11pt" style:font-size-complex="11pt" loext:padding="0cm" loext:border="non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6d2bd" style:font-size-asian="11pt" style:font-size-complex="11pt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11pt" style:font-weight-asian="normal" style:font-size-complex="11pt" style:font-weight-complex="normal" loext:padding="0cm" loext:border="none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1pt" fo:letter-spacing="normal" fo:language="es" fo:country="ES" fo:font-style="normal" fo:font-weight="normal" officeooo:rsid="005e4c3a" officeooo:paragraph-rsid="0033248c" style:font-size-asian="9.60000038146973pt" style:font-size-complex="11pt" loext:padding="0cm" loext:border="none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bold" officeooo:rsid="0033248c" officeooo:paragraph-rsid="0033248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0pt" fo:letter-spacing="normal" fo:language="es" fo:country="ES" fo:font-style="normal" fo:font-weight="bold" officeooo:rsid="0036d2bd" officeooo:paragraph-rsid="0036d2b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font-style="normal" fo:font-weight="bold" officeooo:paragraph-rsid="0036d2b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Franklin Gothic Medium" fo:font-size="12pt" fo:letter-spacing="normal" fo:font-style="normal" fo:font-weight="bold" officeooo:rsid="0036d2bd" officeooo:paragraph-rsid="0036d2b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33248c" officeooo:paragraph-rsid="0033248c" style:font-size-asian="11pt" style:font-size-complex="11pt" loext:padding="0cm" loext:border="none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36d2bd" style:font-size-asian="11pt" style:font-size-complex="11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33248c" officeooo:paragraph-rsid="0033248c" style:font-size-asian="11pt" style:font-weight-asian="normal" style:font-size-complex="11pt" style:font-weight-complex="normal" loext:padding="0cm" loext:border="none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33248c" officeooo:paragraph-rsid="0033248c" style:font-size-asian="11pt" style:font-weight-asian="bold" style:font-size-complex="11pt" style:font-weight-complex="bold" loext:padding="0cm" loext:border="none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1pt" fo:letter-spacing="normal" fo:language="es" fo:country="ES" fo:font-style="normal" fo:font-weight="normal" officeooo:rsid="005e4c3a" officeooo:paragraph-rsid="001d3acd" style:font-size-asian="9.60000038146973pt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2pt" fo:letter-spacing="normal" fo:language="es" fo:country="ES" fo:font-style="normal" fo:font-weight="normal" officeooo:rsid="005e4c3a" officeooo:paragraph-rsid="0036d2bd" style:font-size-asian="12pt" style:font-size-complex="12pt"/>
    </style:style>
    <style:style style:name="P3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Franklin Gothic Medium" fo:font-size="16pt" fo:letter-spacing="normal" fo:language="es" fo:country="ES" fo:font-style="normal" fo:font-weight="bold" officeooo:rsid="0036d2bd" officeooo:paragraph-rsid="0036d2bd" style:font-size-asian="16pt" style:font-weight-asian="bold" style:font-size-complex="16pt" style:font-weight-complex="bold"/>
    </style:style>
    <style:style style:name="T1" style:family="text">
      <style:text-properties fo:color="#808080" loext:opacity="100%" loext:padding="0cm" loext:border="none"/>
    </style:style>
    <style:style style:name="T2" style:family="text">
      <style:text-properties fo:color="#808080" loext:opacity="100%" officeooo:rsid="0033248c" loext:padding="0cm" loext:border="none"/>
    </style:style>
    <style:style style:name="T3" style:family="text">
      <style:text-properties fo:color="#808080" loext:opacity="100%" fo:language="es" fo:country="ES" fo:font-weight="normal" officeooo:rsid="0036d2bd" style:font-weight-asian="normal" style:font-weight-complex="normal"/>
    </style:style>
    <style:style style:name="T4" style:family="text">
      <style:text-properties fo:color="#ff0000" loext:opacity="100%" officeooo:rsid="0033248c" loext:padding="0cm" loext:border="none"/>
    </style:style>
    <style:style style:name="T5" style:family="text">
      <style:text-properties fo:color="#ff0000" loext:opacity="100%" officeooo:rsid="0036d2bd"/>
    </style:style>
    <style:style style:name="T6" style:family="text">
      <style:text-properties fo:color="#ff0000" loext:opacity="100%" officeooo:rsid="0036d2bd" loext:padding="0cm" loext:border="none"/>
    </style:style>
    <style:style style:name="T7" style:family="text">
      <style:text-properties officeooo:rsid="0033248c"/>
    </style:style>
    <style:style style:name="T8" style:family="text">
      <style:text-properties officeooo:rsid="0033248c" loext:padding="0cm" loext:border="none"/>
    </style:style>
    <style:style style:name="T9" style:family="text">
      <style:text-properties loext:padding="0cm" loext:border="none"/>
    </style:style>
    <style:style style:name="T10" style:family="text">
      <style:text-properties fo:font-weight="bold" style:font-weight-asian="bold" style:font-weight-complex="bold" loext:padding="0cm" loext:border="none"/>
    </style:style>
    <style:style style:name="T11" style:family="text">
      <style:text-properties fo:font-weight="bold" officeooo:rsid="0036d2bd" style:font-weight-asian="bold" style:font-weight-complex="bold" loext:padding="0cm" loext:border="none"/>
    </style:style>
    <style:style style:name="T12" style:family="text">
      <style:text-properties style:font-weight-asian="bold" style:font-weight-complex="bold" loext:padding="0cm" loext:border="none"/>
    </style:style>
    <style:style style:name="T13" style:family="text">
      <style:text-properties officeooo:rsid="0033248c" style:font-weight-asian="bold" style:font-weight-complex="bold" loext:padding="0cm" loext:border="none"/>
    </style:style>
    <style:style style:name="T14" style:family="text">
      <style:text-properties style:use-window-font-color="true" loext:opacity="0%" loext:padding="0cm" loext:border="none"/>
    </style:style>
    <style:style style:name="T15" style:family="text">
      <style:text-properties style:use-window-font-color="true" loext:opacity="0%" fo:font-size="11pt" style:font-size-asian="11pt" style:font-weight-asian="bold" style:font-size-complex="11pt" style:font-weight-complex="bold" loext:padding="0cm" loext:border="none"/>
    </style:style>
    <style:style style:name="T16" style:family="text">
      <style:text-properties officeooo:rsid="005e4c3a" loext:padding="0cm" loext:border="none"/>
    </style:style>
    <style:style style:name="T17" style:family="text">
      <style:text-properties style:font-weight-asian="normal" style:font-weight-complex="normal" loext:padding="0cm" loext:border="none"/>
    </style:style>
    <style:style style:name="T18" style:family="text">
      <style:text-properties officeooo:rsid="0036d2bd"/>
    </style:style>
    <style:style style:name="T19" style:family="text">
      <style:text-properties officeooo:rsid="0036d2bd" loext:padding="0cm" loext:border="none"/>
    </style:style>
    <style:style style:name="T20" style:family="text">
      <style:text-properties fo:language="es" fo:country="ES" fo:font-weight="normal" officeooo:rsid="0036d2bd" style:font-weight-asian="normal" style:font-weight-complex="normal"/>
    </style:style>
    <style:style style:name="T21" style:family="text">
      <style:text-properties fo:font-size="11pt" officeooo:rsid="0036d2bd" style:font-size-asian="11pt" style:font-weight-asian="bold" style:font-size-complex="11pt" style:font-weight-complex="bold" loext:padding="0cm" loext:border="none"/>
    </style:style>
    <style:style style:name="T22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ANTO PALESTINA 74</text:p>
      <text:p text:style-name="P25">Tiempo Pascual</text:p>
      <text:p text:style-name="P24"/>
      <text:p text:style-name="P29"><text:span text:style-name="T9"><text:s text:c="8"/></text:span><text:span text:style-name="T19">Lam</text:span></text:p>
      <text:p text:style-name="P26"><text:span text:style-name="T3">A.</text:span><text:span text:style-name="T20"> <text:s text:c="3"/></text:span>SANTO, SANTO, SANTO,</text:p>
      <text:p text:style-name="P29"><text:span text:style-name="T9"><text:s text:c="8"/></text:span><text:span text:style-name="T19">Rem</text:span></text:p>
      <text:p text:style-name="P26"><text:s text:c="7"/>SANTO, SANTO, SANTO,</text:p>
      <text:p text:style-name="P29"><text:span text:style-name="T9"><text:s text:c="8"/></text:span><text:span text:style-name="T19">Mi</text:span></text:p>
      <text:p text:style-name="P26"><text:s text:c="7"/>SANTO, SANTO, SANTO,</text:p>
      <text:p text:style-name="P29"><text:span text:style-name="T9"><text:s text:c="8"/></text:span><text:span text:style-name="T19">Rem <text:s text:c="23"/>Mi</text:span></text:p>
      <text:p text:style-name="P26"><text:s text:c="7"/>S<text:span text:style-name="T18">ANTO ES EL SEÑOR.</text:span></text:p>
      <text:p text:style-name="P29"><text:span text:style-name="T9"><text:s text:c="8"/></text:span><text:span text:style-name="T19">Rem <text:s text:c="17"/>Mi</text:span></text:p>
      <text:p text:style-name="P27"><text:s text:c="7"/>YAHVEH SEBAOTH,</text:p>
      <text:p text:style-name="P29"><text:span text:style-name="T9"><text:s text:c="8"/></text:span><text:span text:style-name="T19">Rem <text:s text:c="17"/>Mi</text:span></text:p>
      <text:p text:style-name="P27"><text:s text:c="7"/>YAHVEH SEBAOTH,.</text:p>
      <text:p text:style-name="P32"/>
      <text:p text:style-name="P32"/>
      <text:p text:style-name="P32"/>
      <text:section text:style-name="Sect1" text:name="Sección1">
        <text:p text:style-name="P1"><text:span text:style-name="T9"><text:s text:c="8"/></text:span><text:span text:style-name="T19">Lam Rem <text:s text:c="10"/>Lam</text:span></text:p>
        <text:p text:style-name="P6"><text:span text:style-name="T1">S.</text:span><text:span text:style-name="T9"> <text:s text:c="3"/></text:span><text:span text:style-name="T19">Los <text:s/>cielos y la tierra</text:span></text:p>
        <text:p text:style-name="P29"><text:span text:style-name="T9"><text:s text:c="19"/></text:span><text:span text:style-name="T19">Mi</text:span></text:p>
        <text:p text:style-name="P12"><text:s text:c="7"/><text:span text:style-name="T18">están llenos,</text:span></text:p>
        <text:p text:style-name="P29"><text:span text:style-name="T9"><text:s text:c="11"/></text:span><text:span text:style-name="T19">Rem <text:s text:c="16"/>Mi</text:span></text:p>
        <text:p text:style-name="P12"><text:s text:c="7"/><text:span text:style-name="T18">están llenos de ti.</text:span></text:p>
        <text:p text:style-name="P18"/>
        <text:p text:style-name="P11"><text:s text:c="8"/><text:span text:style-name="T6">Lam</text:span></text:p>
        <text:p text:style-name="P7"><text:span text:style-name="T1">A.</text:span><text:span text:style-name="T9"> <text:s text:c="3"/></text:span><text:span text:style-name="T11">HOSANNA, HOSANNA,</text:span></text:p>
        <text:p text:style-name="P21"><text:s text:c="8"/><text:span text:style-name="T5">Mi7</text:span></text:p>
        <text:p text:style-name="P16"><text:s text:c="7"/><text:span text:style-name="T18">HOSANNA, HOSANNA,</text:span></text:p>
        <text:p text:style-name="P2"><text:s text:c="8"/><text:span text:style-name="T18">Lam</text:span></text:p>
        <text:p text:style-name="P16"><text:s text:c="7"/><text:span text:style-name="T18">HOSANNA, HOSANNA,</text:span></text:p>
        <text:p text:style-name="P21"><text:s text:c="8"/><text:span text:style-name="T5">Mi7</text:span></text:p>
        <text:p text:style-name="P16"><text:s text:c="7"/><text:span text:style-name="T18">HOSANNA, HOSANNA,</text:span></text:p>
        <text:p text:style-name="P21"><text:s text:c="13"/><text:span text:style-name="T5">Rem <text:s text:c="38"/>Mi</text:span></text:p>
        <text:p text:style-name="P16"><text:s text:c="7"/><text:span text:style-name="T18">HOSANNA EN LO ALTO DEL CIELO,</text:span></text:p>
        <text:p text:style-name="P33"><text:span text:style-name="T15"><text:s text:c="13"/></text:span><text:span text:style-name="T21">Rem <text:s text:c="20"/>Mi</text:span></text:p>
        <text:p text:style-name="P16"><text:s text:c="6"/><text:span text:style-name="T18">HOSANNA, HOSANNA.</text:span></text:p>
        <text:p text:style-name="P22"/>
        <text:p text:style-name="P29"><text:span text:style-name="T9"><text:s text:c="7"/></text:span><text:span text:style-name="T19">Lam Rem <text:s text:c="15"/>Lam</text:span></text:p>
        <text:p text:style-name="P14"><text:span text:style-name="T1">S.</text:span><text:span text:style-name="T9"> <text:s text:c="3"/></text:span><text:span text:style-name="T19">Bendito es el que viene,</text:span></text:p>
        <text:p text:style-name="P29"><text:span text:style-name="T9"><text:s text:c="20"/></text:span><text:span text:style-name="T19">Mi</text:span></text:p>
        <text:p text:style-name="P13"><text:s text:c="7"/><text:span text:style-name="T18">en el nombre,</text:span></text:p>
        <text:p text:style-name="P29"><text:span text:style-name="T9"><text:s text:c="18"/></text:span><text:span text:style-name="T19">Rem <text:s text:c="18"/>Mi</text:span></text:p>
        <text:p text:style-name="P13"><text:s text:c="7"/><text:span text:style-name="T18">en el nombre del Señor.</text:span></text:p>
        <text:p text:style-name="P19"/>
        <text:p text:style-name="P21"><text:s text:c="8"/><text:span text:style-name="T6">Lam</text:span></text:p>
        <text:p text:style-name="P14"><text:span text:style-name="T1">A.</text:span><text:span text:style-name="T9"> <text:s text:c="3"/></text:span><text:span text:style-name="T11">HOSANNA, HOSANNA,</text:span></text:p>
        <text:p text:style-name="P21"><text:s text:c="8"/><text:span text:style-name="T5">Rem</text:span></text:p>
        <text:p text:style-name="P16"><text:s text:c="7"/><text:span text:style-name="T18">HOSANNA, HOSANNA,</text:span></text:p>
        <text:p text:style-name="P29"><text:s text:c="8"/><text:span text:style-name="T18">Lam</text:span></text:p>
        <text:p text:style-name="P16"><text:s text:c="7"/><text:span text:style-name="T18">HOSANNA, HOSANNA,</text:span></text:p>
        <text:p text:style-name="P21"><text:s text:c="8"/><text:span text:style-name="T5">Rem</text:span></text:p>
        <text:p text:style-name="P16"><text:s text:c="7"/><text:span text:style-name="T18">HOSANNA, HOSANNA,</text:span></text:p>
        <text:p text:style-name="P21"><text:s text:c="13"/><text:span text:style-name="T5">Rem <text:s text:c="38"/>Mi</text:span></text:p>
        <text:p text:style-name="P16"><text:s text:c="7"/><text:span text:style-name="T18">HOSANNA EN LO ALTO DEL CIELO,</text:span></text:p>
        <text:p text:style-name="P33"><text:span text:style-name="T15"><text:s text:c="13"/></text:span><text:span text:style-name="T21">Rem <text:s text:c="20"/>Mi</text:span></text:p>
        <text:p text:style-name="P16"><text:span text:style-name="T10"><text:s text:c="6"/></text:span><text:span text:style-name="T18">HOSANNA, HOSANNA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anklin Gothic Medium" svg:font-family="'Franklin Gothic Medium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3-11-04T14:37:07.298716733</dc:date>
    <meta:editing-duration>PT1H58M57S</meta:editing-duration>
    <meta:editing-cycles>16</meta:editing-cycles>
    <meta:generator>LibreOffice/7.5.6.2$Linux_X86_64 LibreOffice_project/50$Build-2</meta:generator>
    <meta:document-statistic meta:table-count="0" meta:image-count="0" meta:object-count="0" meta:page-count="1" meta:paragraph-count="50" meta:word-count="120" meta:character-count="1236" meta:non-whitespace-character-count="540"/>
  </office:meta>
</office:document-meta>
</file>